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rlett" svg:font-family="Marlett" style:font-pitch="fixed" style:font-charset="x-symbol"/>
    <style:font-face style:name="Lohit Devanagari1" svg:font-family="'Lohit Devanagari'"/>
    <style:font-face style:name="Abyssinica SIL" svg:font-family="'Abyssinica SIL'" style:font-pitch="variable"/>
    <style:font-face style:name="KacstTitleL" svg:font-family="KacstTitleL" style:font-pitch="variable"/>
    <style:font-face style:name="Lohit Assamese" svg:font-family="'Lohit Assamese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URW Chancery L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RW Chancery 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7">Czesław Świerczyńsk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d Piotra Starego do Piotra Młodego</text:p>
      <text:p text:style-name="P3"/>
      <text:p text:style-name="P4">Dzieje siedmiu pokoleń rodziny Świerczyńskic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6">Myszków <text:s text:c="2"/>A.D. 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rlett" svg:font-family="Marlett" style:font-pitch="fixed" style:font-charset="x-symbol"/>
    <style:font-face style:name="Lohit Devanagari1" svg:font-family="'Lohit Devanagari'"/>
    <style:font-face style:name="Abyssinica SIL" svg:font-family="'Abyssinica SIL'" style:font-pitch="variable"/>
    <style:font-face style:name="KacstTitleL" svg:font-family="KacstTitleL" style:font-pitch="variable"/>
    <style:font-face style:name="Lohit Assamese" svg:font-family="'Lohit Assamese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zydar </meta:initial-creator>
    <meta:creation-date>2011-04-29T08:02:00</meta:creation-date>
    <dc:date>2011-04-29T08:09:03</dc:date>
    <dc:creator>Bozydar </dc:creator>
    <meta:editing-duration>PT00H07M04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4" meta:word-count="16" meta:character-count="119"/>
  </office:meta>
</office:document-meta>
</file>